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ffffff" draw:textarea-horizontal-align="center" draw:textarea-vertical-align="middle"/>
    </style:style>
    <style:style style:name="gr2" style:family="graphic" style:parent-style-name="standard">
      <style:graphic-properties draw:stroke="solid" draw:stroke-dash="Dashed_20__28_var_29__20_4" svg:stroke-width="0.026cm" svg:stroke-color="#000000" draw:stroke-linejoin="miter" svg:stroke-linecap="butt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3" style:family="graphic" style:parent-style-name="standard">
      <style:graphic-properties draw:stroke="none" draw:fill="none" draw:fill-color="#ffffff" draw:textarea-horizontal-align="left" draw:auto-grow-width="true" fo:min-height="0.445cm" fo:min-width="2.005cm" fo:padding-top="0cm" fo:padding-bottom="0cm" fo:padding-left="0cm" fo:padding-right="0cm"/>
    </style:style>
    <style:style style:name="gr4" style:family="graphic" style:parent-style-name="standard">
      <style:graphic-properties draw:stroke="solid" draw:stroke-dash="Dashed_20__28_var_29__20_4" svg:stroke-width="0.026cm" svg:stroke-color="#000000" draw:stroke-linejoin="miter" svg:stroke-linecap="butt" draw:textarea-horizontal-align="center" draw:textarea-vertical-align="middle" fo:padding-top="0.013cm" fo:padding-bottom="0.013cm" fo:padding-left="0.013cm" fo:padding-right="0.013cm"/>
    </style:style>
    <style:style style:name="gr5" style:family="graphic" style:parent-style-name="standard">
      <style:graphic-properties draw:stroke="none" draw:fill="none" draw:fill-color="#ffffff" draw:textarea-horizontal-align="left" draw:auto-grow-width="true" fo:min-height="0.296cm" fo:min-width="0.16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fill-color="#ffffff" draw:textarea-horizontal-align="left" draw:auto-grow-width="true" fo:min-height="0.296cm" fo:min-width="0.305cm" fo:padding-top="0cm" fo:padding-bottom="0cm" fo:padding-left="0cm" fo:padding-right="0cm"/>
    </style:style>
    <style:style style:name="gr7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0000" draw:textarea-horizontal-align="center" draw:textarea-vertical-align="middle"/>
    </style:style>
    <style:style style:name="gr8" style:family="graphic" style:parent-style-name="standard">
      <style:graphic-properties draw:stroke="solid" draw:stroke-dash="Dashed_20__28_var_29__20_4" svg:stroke-width="0.013cm" svg:stroke-color="#000000" draw:stroke-linejoin="miter" svg:stroke-linecap="butt" draw:fill="none" draw:fill-color="#000000" draw:textarea-horizontal-align="center" draw:textarea-vertical-align="middle" fo:padding-top="0.006cm" fo:padding-bottom="0.006cm" fo:padding-left="0.006cm" fo:padding-right="0.006cm"/>
    </style:style>
    <style:style style:name="gr9" style:family="graphic" style:parent-style-name="standard">
      <style:graphic-properties draw:stroke="none" draw:stroke-dash="Dashed_20__28_var_29__20_4" svg:stroke-width="0cm" svg:stroke-color="#000000" draw:stroke-linejoin="none" svg:stroke-linecap="butt" draw:fill="solid" draw:fill-color="#008000" draw:textarea-horizontal-align="center" draw:textarea-vertical-align="middle"/>
    </style:style>
    <style:style style:name="gr10" style:family="graphic" style:parent-style-name="standard">
      <style:graphic-properties draw:stroke="solid" draw:stroke-dash="Dashed_20__28_var_29__20_4" svg:stroke-width="0.026cm" svg:stroke-color="#008000" draw:stroke-linejoin="miter" svg:stroke-linecap="butt" draw:fill="none" draw:fill-color="#008000" draw:textarea-horizontal-align="center" draw:textarea-vertical-align="middle" fo:padding-top="0.013cm" fo:padding-bottom="0.013cm" fo:padding-left="0.013cm" fo:padding-right="0.013cm"/>
    </style:style>
    <style:style style:name="gr11" style:family="graphic" style:parent-style-name="standard">
      <style:graphic-properties draw:stroke="none" draw:stroke-dash="Dashed_20__28_var_29__20_4" svg:stroke-width="0cm" svg:stroke-color="#008000" draw:stroke-linejoin="none" svg:stroke-linecap="butt" draw:fill="solid" draw:fill-color="#ffffff" draw:textarea-horizontal-align="center" draw:textarea-vertical-align="middle"/>
    </style:style>
    <style:style style:name="gr12" style:family="graphic" style:parent-style-name="standard">
      <style:graphic-properties draw:stroke="solid" draw:stroke-dash="Dashed_20__28_var_29__20_4" svg:stroke-width="0.023cm" svg:stroke-color="#000000" draw:stroke-linejoin="miter" svg:stroke-linecap="butt" draw:fill="none" draw:fill-color="#ffffff" draw:textarea-horizontal-align="center" draw:textarea-vertical-align="middle" fo:padding-top="0.011cm" fo:padding-bottom="0.011cm" fo:padding-left="0.011cm" fo:padding-right="0.011cm"/>
    </style:style>
    <style:style style:name="gr13" style:family="graphic" style:parent-style-name="standard">
      <style:graphic-properties draw:stroke="none" draw:fill="none" draw:fill-color="#ffffff" draw:textarea-horizontal-align="left" draw:auto-grow-width="true" fo:min-height="0.296cm" fo:min-width="1.173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fill-color="#ffffff" draw:textarea-horizontal-align="left" draw:auto-grow-width="true" fo:min-height="0.296cm" fo:min-width="0.357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fill-color="#ffffff" draw:textarea-horizontal-align="left" draw:auto-grow-width="true" fo:min-height="0.296cm" fo:min-width="0.477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fill-color="#ffffff" draw:textarea-horizontal-align="left" draw:auto-grow-width="true" fo:min-height="0.296cm" fo:min-width="0.707cm" fo:padding-top="0cm" fo:padding-bottom="0cm" fo:padding-left="0cm" fo:padding-right="0cm"/>
    </style:style>
    <style:style style:name="gr17" style:family="graphic" style:parent-style-name="standard">
      <style:graphic-properties draw:stroke="solid" draw:stroke-dash="Dashed_20__28_var_29__20_4" svg:stroke-width="0.016cm" svg:stroke-color="#000000" draw:stroke-linejoin="miter" svg:stroke-linecap="butt" draw:fill="none" draw:fill-color="#ffffff" draw:textarea-horizontal-align="center" draw:textarea-vertical-align="middle" fo:padding-top="0.008cm" fo:padding-bottom="0.008cm" fo:padding-left="0.008cm" fo:padding-right="0.008cm"/>
    </style:style>
    <style:style style:name="gr18" style:family="graphic" style:parent-style-name="standard">
      <style:graphic-properties draw:stroke="none" draw:fill="none" draw:fill-color="#ffffff" draw:textarea-horizontal-align="left" draw:auto-grow-width="true" fo:min-height="0.296cm" fo:min-width="0.498cm" fo:padding-top="0cm" fo:padding-bottom="0cm" fo:padding-left="0cm" fo:padding-right="0cm"/>
    </style:style>
    <style:style style:name="gr19" style:family="graphic" style:parent-style-name="standard">
      <style:graphic-properties draw:stroke="solid" draw:stroke-dash="Dashed_20__28_var_29__20_4" svg:stroke-width="0.026cm" svg:stroke-color="#000000" draw:stroke-linejoin="miter" svg:stroke-linecap="round" draw:fill="none" draw:fill-color="#ffffff" draw:textarea-horizontal-align="center" draw:textarea-vertical-align="middle" fo:padding-top="0.013cm" fo:padding-bottom="0.013cm" fo:padding-left="0.013cm" fo:padding-right="0.013cm"/>
    </style:style>
    <style:style style:name="gr20" style:family="graphic" style:parent-style-name="standard">
      <style:graphic-properties draw:stroke="none" draw:fill="none" draw:fill-color="#ffffff" draw:textarea-horizontal-align="left" draw:auto-grow-width="true" fo:min-height="0.296cm" fo:min-width="0.19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fill-color="#ffffff" draw:textarea-horizontal-align="left" draw:auto-grow-width="true" fo:min-height="0.296cm" fo:min-width="0.15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fill-color="#ffffff" draw:textarea-horizontal-align="left" draw:auto-grow-width="true" fo:min-height="0.296cm" fo:min-width="0.069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fill-color="#ffffff" draw:textarea-horizontal-align="left" draw:auto-grow-width="true" fo:min-height="0.296cm" fo:min-width="0.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fill-color="#ffffff" draw:textarea-horizontal-align="left" draw:auto-grow-width="true" fo:min-height="0.296cm" fo:min-width="0.079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fill-color="#ffffff" draw:textarea-horizontal-align="left" draw:auto-grow-width="true" fo:min-height="0.296cm" fo:min-width="0.969cm" fo:padding-top="0cm" fo:padding-bottom="0cm" fo:padding-left="0cm" fo:padding-right="0cm"/>
    </style:style>
    <style:style style:name="gr26" style:family="graphic" style:parent-style-name="standard">
      <style:graphic-properties draw:stroke="solid" draw:stroke-dash="Dashed_20__28_var_29__20_4" svg:stroke-width="0.021cm" svg:stroke-color="#000000" draw:stroke-linejoin="miter" svg:stroke-linecap="butt" draw:fill="none" draw:fill-color="#ffffff" draw:textarea-horizontal-align="center" draw:textarea-vertical-align="middle" fo:padding-top="0.01cm" fo:padding-bottom="0.01cm" fo:padding-left="0.01cm" fo:padding-right="0.01cm"/>
    </style:style>
    <style:style style:name="gr27" style:family="graphic" style:parent-style-name="standard">
      <style:graphic-properties draw:stroke="solid" draw:stroke-dash="Dashed_20__28_var_29__20_4" svg:stroke-width="0.019cm" svg:stroke-color="#000000" draw:stroke-linejoin="miter" svg:stroke-linecap="butt" draw:fill="none" draw:fill-color="#ffffff" draw:textarea-horizontal-align="center" draw:textarea-vertical-align="middle" fo:padding-top="0.009cm" fo:padding-bottom="0.009cm" fo:padding-left="0.009cm" fo:padding-right="0.009cm"/>
    </style:style>
    <style:style style:name="gr28" style:family="graphic" style:parent-style-name="standard">
      <style:graphic-properties draw:stroke="none" draw:fill="none" draw:fill-color="#ffffff" draw:textarea-horizontal-align="left" draw:auto-grow-width="true" fo:min-height="0.296cm" fo:min-width="0.592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296cm" fo:min-width="0.572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fill-color="#ffffff" draw:textarea-horizontal-align="left" draw:auto-grow-width="true" fo:min-height="0.296cm" fo:min-width="0.249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fill-color="#ffffff" draw:textarea-horizontal-align="left" draw:auto-grow-width="true" fo:min-height="0.296cm" fo:min-width="0.723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fill-color="#ffffff" draw:textarea-horizontal-align="left" draw:auto-grow-width="true" fo:min-height="0.296cm" fo:min-width="0.889cm" fo:padding-top="0cm" fo:padding-bottom="0cm" fo:padding-left="0cm" fo:padding-right="0cm"/>
    </style:style>
    <style:style style:name="gr33" style:family="graphic" style:parent-style-name="standard">
      <style:graphic-properties draw:stroke="solid" draw:stroke-dash="Dashed_20__28_var_29__20_4" svg:stroke-width="0.026cm" svg:stroke-color="#008000" draw:stroke-linejoin="miter" svg:stroke-linecap="butt" draw:textarea-horizontal-align="center" draw:textarea-vertical-align="middle" fo:padding-top="0.013cm" fo:padding-bottom="0.013cm" fo:padding-left="0.013cm" fo:padding-right="0.013cm"/>
    </style:style>
    <style:style style:name="gr34" style:family="graphic" style:parent-style-name="standard">
      <style:graphic-properties draw:stroke="none" draw:stroke-dash="Dashed_20__28_var_29__20_4" svg:stroke-width="0cm" svg:stroke-color="#008000" draw:stroke-linejoin="none" svg:stroke-linecap="butt" draw:fill="solid" draw:fill-color="#008000" draw:textarea-horizontal-align="center" draw:textarea-vertical-align="middle"/>
    </style:style>
    <style:style style:name="gr35" style:family="graphic" style:parent-style-name="standard">
      <style:graphic-properties draw:stroke="solid" draw:stroke-dash="Dashed_20__28_var_29__20_4" svg:stroke-width="0.013cm" svg:stroke-color="#008000" draw:stroke-linejoin="miter" svg:stroke-linecap="butt" draw:fill="none" draw:fill-color="#008000" draw:textarea-horizontal-align="center" draw:textarea-vertical-align="middle" fo:padding-top="0.006cm" fo:padding-bottom="0.006cm" fo:padding-left="0.006cm" fo:padding-right="0.006cm"/>
    </style:style>
    <style:style style:name="gr36" style:family="graphic" style:parent-style-name="standard">
      <style:graphic-properties draw:stroke="solid" draw:stroke-dash="Dashed_20__28_var_29__20_4" svg:stroke-width="0.026cm" svg:stroke-color="#0000ff" draw:stroke-linejoin="miter" svg:stroke-linecap="butt" draw:textarea-horizontal-align="center" draw:textarea-vertical-align="middle" fo:padding-top="0.013cm" fo:padding-bottom="0.013cm" fo:padding-left="0.013cm" fo:padding-right="0.013cm"/>
    </style:style>
    <style:style style:name="gr37" style:family="graphic" style:parent-style-name="standard">
      <style:graphic-properties draw:stroke="none" draw:stroke-dash="Dashed_20__28_var_29__20_4" svg:stroke-width="0cm" svg:stroke-color="#0000ff" draw:stroke-linejoin="none" svg:stroke-linecap="butt" draw:fill="solid" draw:fill-color="#0000ff" draw:textarea-horizontal-align="center" draw:textarea-vertical-align="middle"/>
    </style:style>
    <style:style style:name="gr38" style:family="graphic" style:parent-style-name="standard">
      <style:graphic-properties draw:stroke="solid" draw:stroke-dash="Dashed_20__28_var_29__20_4" svg:stroke-width="0.013cm" svg:stroke-color="#0000ff" draw:stroke-linejoin="miter" svg:stroke-linecap="butt" draw:fill="none" draw:fill-color="#0000ff" draw:textarea-horizontal-align="center" draw:textarea-vertical-align="middle" fo:padding-top="0.006cm" fo:padding-bottom="0.006cm" fo:padding-left="0.006cm" fo:padding-right="0.006cm"/>
    </style:style>
    <style:style style:name="gr39" style:family="graphic" style:parent-style-name="standard">
      <style:graphic-properties draw:stroke="solid" draw:stroke-dash="Dashed_20__28_var_29__20_4" svg:stroke-width="0.026cm" svg:stroke-color="#0000ff" draw:stroke-linejoin="miter" svg:stroke-linecap="butt" draw:fill="none" draw:fill-color="#0000ff" draw:textarea-horizontal-align="center" draw:textarea-vertical-align="middle" fo:padding-top="0.013cm" fo:padding-bottom="0.013cm" fo:padding-left="0.013cm" fo:padding-right="0.013cm"/>
    </style:style>
    <style:style style:name="gr40" style:family="graphic" style:parent-style-name="standard">
      <style:graphic-properties draw:stroke="solid" draw:stroke-dash="Dashed_20__28_var_29__20_4" svg:stroke-width="0.026cm" svg:stroke-color="#ff0000" draw:stroke-linejoin="miter" svg:stroke-linecap="butt" draw:textarea-horizontal-align="center" draw:textarea-vertical-align="middle" fo:padding-top="0.013cm" fo:padding-bottom="0.013cm" fo:padding-left="0.013cm" fo:padding-right="0.013cm"/>
    </style:style>
    <style:style style:name="gr41" style:family="graphic" style:parent-style-name="standard">
      <style:graphic-properties draw:stroke="none" draw:stroke-dash="Dashed_20__28_var_29__20_4" svg:stroke-width="0cm" svg:stroke-color="#ff0000" draw:stroke-linejoin="none" svg:stroke-linecap="butt" draw:fill="solid" draw:fill-color="#ff0000" draw:textarea-horizontal-align="center" draw:textarea-vertical-align="middle"/>
    </style:style>
    <style:style style:name="gr42" style:family="graphic" style:parent-style-name="standard">
      <style:graphic-properties draw:stroke="solid" draw:stroke-dash="Dashed_20__28_var_29__20_4" svg:stroke-width="0.013cm" svg:stroke-color="#ff0000" draw:stroke-linejoin="miter" svg:stroke-linecap="butt" draw:fill="none" draw:fill-color="#ff0000" draw:textarea-horizontal-align="center" draw:textarea-vertical-align="middle" fo:padding-top="0.006cm" fo:padding-bottom="0.006cm" fo:padding-left="0.006cm" fo:padding-right="0.006cm"/>
    </style:style>
    <style:style style:name="gr43" style:family="graphic" style:parent-style-name="standard">
      <style:graphic-properties draw:stroke="none" draw:fill="none" draw:fill-color="#ffffff" draw:textarea-horizontal-align="left" draw:auto-grow-width="true" fo:min-height="0.296cm" fo:min-width="1.499cm" fo:padding-top="0cm" fo:padding-bottom="0cm" fo:padding-left="0cm" fo:padding-right="0cm"/>
    </style:style>
    <style:style style:name="gr44" style:family="graphic" style:parent-style-name="standard">
      <style:graphic-properties draw:stroke="solid" draw:stroke-dash="Dashed_20__28_var_29__20_4" svg:stroke-width="0.026cm" svg:stroke-color="#000000" draw:stroke-linejoin="miter" svg:stroke-linecap="butt" draw:fill="none" draw:fill-color="#ff0000" draw:textarea-horizontal-align="center" draw:textarea-vertical-align="middle" fo:padding-top="0.013cm" fo:padding-bottom="0.013cm" fo:padding-left="0.013cm" fo:padding-right="0.013cm"/>
    </style:style>
    <style:style style:name="gr45" style:family="graphic" style:parent-style-name="standard">
      <style:graphic-properties draw:stroke="none" draw:fill="none" draw:fill-color="#ffffff" draw:textarea-horizontal-align="left" draw:auto-grow-width="true" fo:min-height="0.296cm" fo:min-width="1.528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fill-color="#ffffff" draw:textarea-horizontal-align="left" draw:auto-grow-width="true" fo:min-height="0.296cm" fo:min-width="0.613cm" fo:padding-top="0cm" fo:padding-bottom="0cm" fo:padding-left="0cm" fo:padding-right="0cm"/>
    </style:style>
    <style:style style:name="gr47" style:family="graphic" style:parent-style-name="standard">
      <style:graphic-properties draw:stroke="none" draw:stroke-dash="Dashed_20__28_var_29__20_4" svg:stroke-width="0cm" svg:stroke-color="#008000" draw:stroke-linejoin="none" svg:stroke-linecap="butt" draw:fill="solid" draw:fill-color="#000000" draw:textarea-horizontal-align="center" draw:textarea-vertical-align="middle"/>
    </style:style>
    <style:style style:name="gr48" style:family="graphic" style:parent-style-name="standard">
      <style:graphic-properties draw:stroke="solid" draw:stroke-dash="Dashed_20__28_var_29__20_4" svg:stroke-width="0.026cm" svg:stroke-color="#000000" draw:stroke-linejoin="miter" svg:stroke-linecap="butt" draw:fill="none" draw:fill-color="#000000" draw:textarea-horizontal-align="center" draw:textarea-vertical-align="middle" fo:padding-top="0.013cm" fo:padding-bottom="0.013cm" fo:padding-left="0.013cm" fo:padding-right="0.013cm"/>
    </style:style>
    <style:style style:name="gr49" style:family="graphic" style:parent-style-name="standard">
      <style:graphic-properties draw:stroke="solid" draw:stroke-dash="Dashed_20__28_var_29__20_4" svg:stroke-width="0.01cm" svg:stroke-color="#008000" draw:stroke-linejoin="round" svg:stroke-linecap="butt" draw:fill="none" draw:fill-color="#008000" draw:textarea-horizontal-align="center" draw:textarea-vertical-align="middle" fo:padding-top="0.005cm" fo:padding-bottom="0.005cm" fo:padding-left="0.005cm" fo:padding-right="0.005cm"/>
    </style:style>
    <style:style style:name="gr50" style:family="graphic" style:parent-style-name="standard">
      <style:graphic-properties draw:stroke="none" draw:fill="none" draw:fill-color="#ffffff" draw:textarea-horizontal-align="left" draw:auto-grow-width="true" fo:min-height="0.296cm" fo:min-width="1.569cm" fo:padding-top="0cm" fo:padding-bottom="0cm" fo:padding-left="0cm" fo:padding-right="0cm"/>
    </style:style>
    <style:style style:name="gr51" style:family="graphic" style:parent-style-name="standard">
      <style:graphic-properties draw:stroke="solid" draw:stroke-dash="Dashed_20__28_var_29__20_4" svg:stroke-width="0.023cm" svg:stroke-color="#008000" draw:stroke-linejoin="miter" svg:stroke-linecap="butt" draw:textarea-horizontal-align="center" draw:textarea-vertical-align="middle" fo:padding-top="0.011cm" fo:padding-bottom="0.011cm" fo:padding-left="0.011cm" fo:padding-right="0.011cm"/>
    </style:style>
    <style:style style:name="gr52" style:family="graphic" style:parent-style-name="standard">
      <style:graphic-properties draw:stroke="solid" draw:stroke-dash="Dashed_20__28_var_29__20_4" svg:stroke-width="0.009cm" svg:stroke-color="#008000" draw:stroke-linejoin="round" svg:stroke-linecap="butt" draw:fill="none" draw:fill-color="#008000" draw:textarea-horizontal-align="center" draw:textarea-vertical-align="middle" fo:padding-top="0.004cm" fo:padding-bottom="0.004cm" fo:padding-left="0.004cm" fo:padding-right="0.004cm"/>
    </style:style>
    <style:style style:name="gr53" style:family="graphic" style:parent-style-name="standard">
      <style:graphic-properties draw:stroke="none" draw:fill="none" draw:fill-color="#ffffff" draw:textarea-horizontal-align="left" draw:auto-grow-width="true" fo:min-height="0.296cm" fo:min-width="0.322cm" fo:padding-top="0cm" fo:padding-bottom="0cm" fo:padding-left="0cm" fo:padding-right="0cm"/>
    </style:style>
    <style:style style:name="gr54" style:family="graphic" style:parent-style-name="standard">
      <style:graphic-properties draw:stroke="solid" draw:stroke-dash="Dashed_20__28_var_29__20_4" svg:stroke-width="0.025cm" svg:stroke-color="#000000" draw:stroke-linejoin="miter" svg:stroke-linecap="butt" draw:textarea-horizontal-align="center" draw:textarea-vertical-align="middle" fo:padding-top="0.012cm" fo:padding-bottom="0.012cm" fo:padding-left="0.012cm" fo:padding-right="0.012cm"/>
    </style:style>
    <style:style style:name="gr55" style:family="graphic" style:parent-style-name="standard">
      <style:graphic-properties draw:stroke="solid" draw:stroke-dash="Dashed_20__28_var_29__20_4" svg:stroke-width="0.012cm" svg:stroke-color="#000000" draw:stroke-linejoin="miter" svg:stroke-linecap="butt" draw:fill="none" draw:fill-color="#000000" draw:textarea-horizontal-align="center" draw:textarea-vertical-align="middle" fo:padding-top="0.006cm" fo:padding-bottom="0.006cm" fo:padding-left="0.006cm" fo:padding-right="0.006cm"/>
    </style:style>
    <style:style style:name="gr56" style:family="graphic" style:parent-style-name="standard">
      <style:graphic-properties draw:stroke="none" draw:fill="none" draw:fill-color="#ffffff" draw:textarea-horizontal-align="left" draw:auto-grow-width="true" fo:min-height="0.445cm" fo:min-width="1.15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fill-color="#ffffff" draw:textarea-horizontal-align="left" draw:auto-grow-width="true" fo:min-height="0.296cm" fo:min-width="1.073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fill-color="#ffffff" draw:textarea-horizontal-align="left" draw:auto-grow-width="true" fo:min-height="0.296cm" fo:min-width="1.247cm" fo:padding-top="0cm" fo:padding-bottom="0cm" fo:padding-left="0cm" fo:padding-right="0cm"/>
    </style:style>
    <style:style style:name="gr59" style:family="graphic" style:parent-style-name="standard">
      <style:graphic-properties draw:stroke="solid" draw:stroke-dash="Dashed_20__28_var_29__20_4" svg:stroke-width="0.029cm" svg:stroke-color="#000000" draw:stroke-linejoin="miter" svg:stroke-linecap="butt" draw:fill="none" draw:fill-color="#ffffff" draw:textarea-horizontal-align="center" draw:textarea-vertical-align="middle" fo:padding-top="0.014cm" fo:padding-bottom="0.014cm" fo:padding-left="0.014cm" fo:padding-right="0.014cm"/>
    </style:style>
    <style:style style:name="gr60" style:family="graphic" style:parent-style-name="standard">
      <style:graphic-properties draw:stroke="none" draw:fill="none" draw:fill-color="#ffffff" draw:textarea-horizontal-align="left" draw:auto-grow-width="true" fo:min-height="0.296cm" fo:min-width="0.903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fill-color="#ffffff" draw:textarea-horizontal-align="left" draw:auto-grow-width="true" fo:min-height="0.296cm" fo:min-width="1.278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fill-color="#ffffff" draw:textarea-horizontal-align="left" draw:auto-grow-width="true" fo:min-height="0.296cm" fo:min-width="0.693cm" fo:padding-top="0cm" fo:padding-bottom="0cm" fo:padding-left="0cm" fo:padding-right="0cm"/>
    </style:style>
    <style:style style:name="gr63" style:family="graphic" style:parent-style-name="standard">
      <style:graphic-properties draw:stroke="none" draw:stroke-dash="Dashed_20__28_var_29__20_4" svg:stroke-width="0cm" svg:stroke-color="#008000" draw:stroke-linejoin="none" svg:stroke-linecap="butt" draw:fill="solid" draw:fill-color="#008000" draw:textarea-horizontal-align="center" draw:textarea-vertical-align="middle"/>
    </style:style>
    <style:style style:name="P1" style:family="paragraph">
      <loext:graphic-properties draw:fill="solid" draw:fill-color="#ffffff"/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style:text-properties fo:color="#000000" style:text-outline="false" style:text-line-through-style="none" style:text-line-through-type="none" style:font-name="sans-serif" fo:font-size="10.8999996185303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10.8999996185303pt" style:font-name-complex="sans-serif" style:font-size-complex="10.8999996185303pt" style:text-scale="100%" style:text-overline-style="none" style:text-overline-color="font-color"/>
    </style:style>
    <style:style style:name="P4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10.8999996185303pt" fo:font-style="normal" fo:text-shadow="none" style:text-underline-style="none" fo:font-weight="bold" style:text-underline-mode="continuous" style:text-overline-mode="continuous" style:text-line-through-mode="continuous" style:font-name-asian="sans-serif" style:font-size-asian="10.8999996185303pt" style:font-name-complex="sans-serif" style:font-size-complex="10.8999996185303pt" style:text-scale="100%" style:text-overline-style="none" style:text-overline-color="font-color"/>
    </style:style>
    <style:style style:name="P5" style:family="paragraph">
      <style:paragraph-properties fo:text-align="center"/>
    </style:style>
    <style:style style:name="P6" style:family="paragraph">
      <style:text-properties fo:color="#000000" style:text-outline="false" style:text-line-through-style="none" style:text-line-through-type="none" style:font-name="sans-serif" fo:font-size="7.30000019073486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7.30000019073486pt" style:font-name-complex="sans-serif" style:font-size-complex="7.30000019073486pt" style:text-scale="100%" style:text-overline-style="none" style:text-overline-color="font-color"/>
    </style:style>
    <style:style style:name="P7" style:family="paragraph">
      <loext:graphic-properties draw:fill="none" draw:fill-color="#ffffff"/>
      <style:text-properties fo:color="#000000" style:text-outline="false" style:text-line-through-style="none" style:text-line-through-type="none" style:font-name="sans-serif" fo:font-size="7.30000019073486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7.30000019073486pt" style:font-name-complex="sans-serif" style:font-size-complex="7.30000019073486pt" style:text-scale="100%" style:text-overline-style="none" style:text-overline-color="font-color"/>
    </style:style>
    <style:style style:name="P8" style:family="paragraph">
      <loext:graphic-properties draw:fill="solid" draw:fill-color="#000000"/>
      <style:paragraph-properties fo:text-align="center"/>
    </style:style>
    <style:style style:name="P9" style:family="paragraph">
      <loext:graphic-properties draw:fill="none" draw:fill-color="#000000"/>
      <style:paragraph-properties fo:text-align="center"/>
    </style:style>
    <style:style style:name="P10" style:family="paragraph">
      <loext:graphic-properties draw:fill="solid" draw:fill-color="#008000"/>
      <style:paragraph-properties fo:text-align="center"/>
    </style:style>
    <style:style style:name="P11" style:family="paragraph">
      <loext:graphic-properties draw:fill="none" draw:fill-color="#008000"/>
      <style:paragraph-properties fo:text-align="center"/>
    </style:style>
    <style:style style:name="P12" style:family="paragraph">
      <style:text-properties fo:color="#0000ff" style:text-outline="false" style:text-line-through-style="none" style:text-line-through-type="none" style:font-name="sans-serif" fo:font-size="7.30000019073486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7.30000019073486pt" style:font-name-complex="sans-serif" style:font-size-complex="7.30000019073486pt" style:text-scale="100%" style:text-overline-style="none" style:text-overline-color="font-color"/>
    </style:style>
    <style:style style:name="P13" style:family="paragraph">
      <loext:graphic-properties draw:fill="none" draw:fill-color="#ffffff"/>
      <style:text-properties fo:color="#0000ff" style:text-outline="false" style:text-line-through-style="none" style:text-line-through-type="none" style:font-name="sans-serif" fo:font-size="7.30000019073486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7.30000019073486pt" style:font-name-complex="sans-serif" style:font-size-complex="7.30000019073486pt" style:text-scale="100%" style:text-overline-style="none" style:text-overline-color="font-color"/>
    </style:style>
    <style:style style:name="P14" style:family="paragraph">
      <style:text-properties fo:color="#008000" style:text-outline="false" style:text-line-through-style="none" style:text-line-through-type="none" style:font-name="sans-serif" fo:font-size="7.30000019073486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7.30000019073486pt" style:font-name-complex="sans-serif" style:font-size-complex="7.30000019073486pt" style:text-scale="100%" style:text-overline-style="none" style:text-overline-color="font-color"/>
    </style:style>
    <style:style style:name="P15" style:family="paragraph">
      <loext:graphic-properties draw:fill="none" draw:fill-color="#ffffff"/>
      <style:text-properties fo:color="#008000" style:text-outline="false" style:text-line-through-style="none" style:text-line-through-type="none" style:font-name="sans-serif" fo:font-size="7.30000019073486pt" fo:font-style="normal" fo:text-shadow="none" style:text-underline-style="none" fo:font-weight="normal" style:text-underline-mode="continuous" style:text-overline-mode="continuous" style:text-line-through-mode="continuous" style:font-name-asian="sans-serif" style:font-size-asian="7.30000019073486pt" style:font-name-complex="sans-serif" style:font-size-complex="7.30000019073486pt" style:text-scale="100%" style:text-overline-style="none" style:text-overline-color="font-color"/>
    </style:style>
    <style:style style:name="P16" style:family="paragraph">
      <loext:graphic-properties draw:fill="solid" draw:fill-color="#0000ff"/>
      <style:paragraph-properties fo:text-align="center"/>
    </style:style>
    <style:style style:name="P17" style:family="paragraph">
      <loext:graphic-properties draw:fill="none" draw:fill-color="#0000ff"/>
      <style:paragraph-properties fo:text-align="center"/>
    </style:style>
    <style:style style:name="P18" style:family="paragraph">
      <loext:graphic-properties draw:fill="solid" draw:fill-color="#ff0000"/>
      <style:paragraph-properties fo:text-align="center"/>
    </style:style>
    <style:style style:name="P19" style:family="paragraph">
      <loext:graphic-properties draw:fill="none" draw:fill-color="#ff0000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olygon draw:style-name="gr1" draw:text-style-name="P1" draw:layer="layout" svg:width="18.954cm" svg:height="13.606cm" svg:x="1.314cm" svg:y="3.205cm" svg:viewBox="0 0 18955 13607" draw:points="0,0 18955,0 18955,13607 0,13607">
          <text:p/>
        </draw:polygon>
        <draw:polygon draw:style-name="gr2" draw:text-style-name="P2" draw:layer="layout" svg:width="12.305cm" svg:height="10.285cm" svg:x="2.284cm" svg:y="5.243cm" svg:viewBox="0 0 12306 10286" draw:points="0,0 12306,0 12306,10286 0,10286">
          <text:p/>
        </draw:polygon>
        <draw:frame draw:style-name="gr3" draw:text-style-name="P4" draw:layer="layout" svg:width="2.005cm" svg:height="0.45cm" svg:x="2.866cm" svg:y="5.571cm">
          <draw:text-box>
            <text:p text:style-name="P3">scicad2.v</text:p>
          </draw:text-box>
        </draw:frame>
        <draw:polygon draw:style-name="gr1" draw:text-style-name="P1" draw:layer="layout" svg:width="0.168cm" svg:height="0.22cm" svg:x="14.42cm" svg:y="8.152cm" svg:viewBox="0 0 169 221" draw:points="0,0 169,0 169,221 0,221">
          <text:p/>
        </draw:polygon>
        <draw:polygon draw:style-name="gr2" draw:text-style-name="P2" draw:layer="layout" svg:width="0.168cm" svg:height="0.22cm" svg:x="14.42cm" svg:y="8.152cm" svg:viewBox="0 0 169 221" draw:points="0,0 169,0 169,221 0,221">
          <text:p/>
        </draw:polygon>
        <draw:line draw:style-name="gr4" draw:text-style-name="P5" draw:layer="layout" svg:x1="5.922cm" svg:y1="9.342cm" svg:x2="6.154cm" svg:y2="9.109cm">
          <text:p/>
        </draw:line>
        <draw:frame draw:style-name="gr5" draw:text-style-name="P7" draw:layer="layout" svg:width="0.163cm" svg:height="0.302cm" svg:x="4.955cm" svg:y="7.873cm">
          <draw:text-box>
            <text:p text:style-name="P6">0</text:p>
          </draw:text-box>
        </draw:frame>
        <draw:frame draw:style-name="gr6" draw:text-style-name="P7" draw:layer="layout" svg:width="0.311cm" svg:height="0.302cm" svg:x="14.034cm" svg:y="7.788cm">
          <draw:text-box>
            <text:p text:style-name="P6">Tx</text:p>
          </draw:text-box>
        </draw:frame>
        <draw:line draw:style-name="gr4" draw:text-style-name="P5" draw:layer="layout" svg:x1="11.459cm" svg:y1="8.265cm" svg:x2="14.37cm" svg:y2="8.265cm">
          <text:p/>
        </draw:line>
        <draw:polygon draw:style-name="gr7" draw:text-style-name="P8" draw:layer="layout" svg:width="0.177cm" svg:height="0.101cm" svg:x="14.217cm" svg:y="8.214cm" svg:viewBox="0 0 178 102" draw:points="51,51 0,102 178,51 0,0">
          <text:p/>
        </draw:polygon>
        <draw:polygon draw:style-name="gr8" draw:text-style-name="P9" draw:layer="layout" svg:width="0.177cm" svg:height="0.101cm" svg:x="14.217cm" svg:y="8.214cm" svg:viewBox="0 0 178 102" draw:points="51,51 0,102 178,51 0,0">
          <text:p/>
        </draw:polygon>
        <draw:path draw:style-name="gr9" draw:text-style-name="P10" draw:layer="layout" svg:width="0.105cm" svg:height="0.106cm" svg:x="7.908cm" svg:y="8.254cm" svg:viewBox="0 0 106 107" svg:d="M106 53c0-9-2-17-7-26s-12-15-20-20c-9-5-17-7-26-7-10 0-18 2-27 7s-14 11-19 20-7 16-7 26c0 9 2 19 7 27s10 14 19 19c9 4 17 8 27 8 9 0 17-3 26-8s15-11 20-19 7-17 7-27z">
          <text:p/>
        </draw:path>
        <draw:path draw:style-name="gr10" draw:text-style-name="P11" draw:layer="layout" svg:width="0.105cm" svg:height="0.106cm" svg:x="7.908cm" svg:y="8.254cm" svg:viewBox="0 0 106 107" svg:d="M106 53c0-9-2-17-7-26s-12-15-20-20c-9-5-17-7-26-7-10 0-18 2-27 7s-14 11-19 20-7 16-7 26c0 9 2 19 7 27s10 14 19 19c9 4 17 8 27 8 9 0 17-3 26-8s15-11 20-19 7-17 7-27z">
          <text:p/>
        </draw:path>
        <draw:polygon draw:style-name="gr11" draw:text-style-name="P1" draw:layer="layout" svg:width="2.736cm" svg:height="1.183cm" svg:x="4.396cm" svg:y="12.626cm" svg:viewBox="0 0 2737 1184" draw:points="0,0 2737,0 2737,1184 0,1184">
          <text:p/>
        </draw:polygon>
        <draw:polygon draw:style-name="gr12" draw:text-style-name="P2" draw:layer="layout" svg:width="2.736cm" svg:height="1.183cm" svg:x="4.396cm" svg:y="12.626cm" svg:viewBox="0 0 2737 1184" draw:points="0,0 2737,0 2737,1184 0,1184">
          <text:p/>
        </draw:polygon>
        <draw:frame draw:style-name="gr13" draw:text-style-name="P13" draw:layer="layout" svg:width="1.179cm" svg:height="0.302cm" svg:x="5.191cm" svg:y="13.041cm">
          <draw:text-box>
            <text:p text:style-name="P12">Contador</text:p>
          </draw:text-box>
        </draw:frame>
        <draw:frame draw:style-name="gr14" draw:text-style-name="P7" draw:layer="layout" svg:width="0.362cm" svg:height="0.302cm" svg:x="4.617cm" svg:y="12.676cm">
          <draw:text-box>
            <text:p text:style-name="P6">clk</text:p>
          </draw:text-box>
        </draw:frame>
        <draw:frame draw:style-name="gr15" draw:text-style-name="P7" draw:layer="layout" svg:width="0.48cm" svg:height="0.302cm" svg:x="6.61cm" svg:y="13.025cm">
          <draw:text-box>
            <text:p text:style-name="P6">Ena</text:p>
          </draw:text-box>
        </draw:frame>
        <draw:polygon draw:style-name="gr2" draw:text-style-name="P2" draw:layer="layout" svg:width="0.123cm" svg:height="0.261cm" svg:x="4.397cm" svg:y="12.719cm" svg:viewBox="0 0 124 262" draw:points="124,134 0,0 0,262">
          <text:p/>
        </draw:polygon>
        <draw:frame draw:style-name="gr16" draw:text-style-name="P15" draw:layer="layout" svg:width="0.709cm" svg:height="0.302cm" svg:x="5.39cm" svg:y="13.412cm">
          <draw:text-box>
            <text:p text:style-name="P14">3 bits</text:p>
          </draw:text-box>
        </draw:frame>
        <draw:polygon draw:style-name="gr1" draw:text-style-name="P1" draw:layer="layout" svg:width="2.3cm" svg:height="0.632cm" svg:x="9.852cm" svg:y="6.135cm" svg:viewBox="0 0 2301 633" draw:points="0,0 2301,0 2301,633 0,633">
          <text:p/>
        </draw:polygon>
        <draw:polygon draw:style-name="gr17" draw:text-style-name="P2" draw:layer="layout" svg:width="2.3cm" svg:height="0.632cm" svg:x="9.852cm" svg:y="6.135cm" svg:viewBox="0 0 2301 633" draw:points="0,0 2301,0 2301,633 0,633">
          <text:p/>
        </draw:polygon>
        <draw:polygon draw:style-name="gr1" draw:text-style-name="P1" draw:layer="layout" svg:width="0.713cm" svg:height="1.656cm" svg:x="6.46cm" svg:y="8.474cm" svg:viewBox="0 0 714 1657" draw:points="0,0 714,0 714,1657 0,1657">
          <text:p/>
        </draw:polygon>
        <draw:polygon draw:style-name="gr12" draw:text-style-name="P2" draw:layer="layout" svg:width="0.713cm" svg:height="1.656cm" svg:x="6.46cm" svg:y="8.474cm" svg:viewBox="0 0 714 1657" draw:points="0,0 714,0 714,1657 0,1657">
          <text:p/>
        </draw:polygon>
        <draw:polygon draw:style-name="gr2" draw:text-style-name="P2" draw:layer="layout" svg:width="0.261cm" svg:height="0.123cm" svg:x="6.687cm" svg:y="8.475cm" svg:viewBox="0 0 262 124" draw:points="129,124 262,0 0,0">
          <text:p/>
        </draw:polygon>
        <draw:frame draw:style-name="gr18" draw:text-style-name="P7" draw:layer="layout" svg:width="0.502cm" svg:height="0.302cm" svg:x="4.505cm" svg:y="13.029cm">
          <draw:text-box>
            <text:p text:style-name="P6">rstn</text:p>
          </draw:text-box>
        </draw:frame>
        <draw:polygon draw:style-name="gr1" draw:text-style-name="P1" draw:layer="layout" svg:width="0.168cm" svg:height="0.22cm" svg:x="14.42cm" svg:y="7.004cm" svg:viewBox="0 0 169 221" draw:points="0,0 169,0 169,221 0,221">
          <text:p/>
        </draw:polygon>
        <draw:polygon draw:style-name="gr2" draw:text-style-name="P2" draw:layer="layout" svg:width="0.168cm" svg:height="0.22cm" svg:x="14.42cm" svg:y="7.004cm" svg:viewBox="0 0 169 221" draw:points="0,0 169,0 169,221 0,221">
          <text:p/>
        </draw:polygon>
        <draw:frame draw:style-name="gr14" draw:text-style-name="P7" draw:layer="layout" svg:width="0.362cm" svg:height="0.302cm" svg:x="13.901cm" svg:y="6.761cm">
          <draw:text-box>
            <text:p text:style-name="P6">clk</text:p>
          </draw:text-box>
        </draw:frame>
        <draw:frame draw:style-name="gr5" draw:text-style-name="P7" draw:layer="layout" svg:width="0.163cm" svg:height="0.302cm" svg:x="4.955cm" svg:y="8.207cm">
          <draw:text-box>
            <text:p text:style-name="P6">1</text:p>
          </draw:text-box>
        </draw:frame>
        <draw:frame draw:style-name="gr5" draw:text-style-name="P7" draw:layer="layout" svg:width="0.163cm" svg:height="0.302cm" svg:x="4.955cm" svg:y="8.559cm">
          <draw:text-box>
            <text:p text:style-name="P6">2</text:p>
          </draw:text-box>
        </draw:frame>
        <draw:frame draw:style-name="gr5" draw:text-style-name="P7" draw:layer="layout" svg:width="0.163cm" svg:height="0.302cm" svg:x="4.955cm" svg:y="8.92cm">
          <draw:text-box>
            <text:p text:style-name="P6">3</text:p>
          </draw:text-box>
        </draw:frame>
        <draw:frame draw:style-name="gr5" draw:text-style-name="P7" draw:layer="layout" svg:width="0.163cm" svg:height="0.302cm" svg:x="4.955cm" svg:y="9.272cm">
          <draw:text-box>
            <text:p text:style-name="P6">4</text:p>
          </draw:text-box>
        </draw:frame>
        <draw:frame draw:style-name="gr5" draw:text-style-name="P7" draw:layer="layout" svg:width="0.163cm" svg:height="0.302cm" svg:x="4.955cm" svg:y="9.633cm">
          <draw:text-box>
            <text:p text:style-name="P6">5</text:p>
          </draw:text-box>
        </draw:frame>
        <draw:frame draw:style-name="gr5" draw:text-style-name="P7" draw:layer="layout" svg:width="0.163cm" svg:height="0.302cm" svg:x="4.955cm" svg:y="9.986cm">
          <draw:text-box>
            <text:p text:style-name="P6">6</text:p>
          </draw:text-box>
        </draw:frame>
        <draw:frame draw:style-name="gr5" draw:text-style-name="P7" draw:layer="layout" svg:width="0.163cm" svg:height="0.302cm" svg:x="4.955cm" svg:y="10.323cm">
          <draw:text-box>
            <text:p text:style-name="P6">7</text:p>
          </draw:text-box>
        </draw:frame>
        <draw:polygon draw:style-name="gr19" draw:text-style-name="P2" draw:layer="layout" svg:width="0.655cm" svg:height="3.137cm" svg:x="4.888cm" svg:y="7.681cm" svg:viewBox="0 0 656 3138" draw:points="0,0 0,3138 656,2845 656,350">
          <text:p/>
        </draw:polygon>
        <draw:frame draw:style-name="gr20" draw:text-style-name="P13" draw:layer="layout" svg:width="0.193cm" svg:height="0.302cm" svg:x="4.216cm" svg:y="7.873cm">
          <draw:text-box>
            <text:p text:style-name="P12">H</text:p>
          </draw:text-box>
        </draw:frame>
        <draw:line draw:style-name="gr4" draw:text-style-name="P5" draw:layer="layout" svg:x1="4.883cm" svg:y1="8.006cm" svg:x2="4.444cm" svg:y2="8.006cm">
          <text:p/>
        </draw:line>
        <draw:frame draw:style-name="gr21" draw:text-style-name="P13" draw:layer="layout" svg:width="0.159cm" svg:height="0.302cm" svg:x="4.216cm" svg:y="8.198cm">
          <draw:text-box>
            <text:p text:style-name="P12">o</text:p>
          </draw:text-box>
        </draw:frame>
        <draw:line draw:style-name="gr4" draw:text-style-name="P5" draw:layer="layout" svg:x1="4.883cm" svg:y1="8.331cm" svg:x2="4.444cm" svg:y2="8.331cm">
          <text:p/>
        </draw:line>
        <draw:frame draw:style-name="gr22" draw:text-style-name="P13" draw:layer="layout" svg:width="0.074cm" svg:height="0.302cm" svg:x="4.216cm" svg:y="8.556cm">
          <draw:text-box>
            <text:p text:style-name="P12">l</text:p>
          </draw:text-box>
        </draw:frame>
        <draw:line draw:style-name="gr4" draw:text-style-name="P5" draw:layer="layout" svg:x1="4.883cm" svg:y1="8.689cm" svg:x2="4.444cm" svg:y2="8.689cm">
          <text:p/>
        </draw:line>
        <draw:frame draw:style-name="gr21" draw:text-style-name="P13" draw:layer="layout" svg:width="0.159cm" svg:height="0.302cm" svg:x="4.216cm" svg:y="8.919cm">
          <draw:text-box>
            <text:p text:style-name="P12">a</text:p>
          </draw:text-box>
        </draw:frame>
        <draw:line draw:style-name="gr4" draw:text-style-name="P5" draw:layer="layout" svg:x1="4.883cm" svg:y1="9.052cm" svg:x2="4.444cm" svg:y2="9.052cm">
          <text:p/>
        </draw:line>
        <draw:frame draw:style-name="gr23" draw:text-style-name="P13" draw:layer="layout" svg:width="0.104cm" svg:height="0.302cm" svg:x="4.216cm" svg:y="9.288cm">
          <draw:text-box>
            <text:p text:style-name="P12">!</text:p>
          </draw:text-box>
        </draw:frame>
        <draw:line draw:style-name="gr4" draw:text-style-name="P5" draw:layer="layout" svg:x1="4.883cm" svg:y1="9.421cm" svg:x2="4.444cm" svg:y2="9.421cm">
          <text:p/>
        </draw:line>
        <draw:frame draw:style-name="gr24" draw:text-style-name="P13" draw:layer="layout" svg:width="0.082cm" svg:height="0.302cm" svg:x="4.216cm" svg:y="9.635cm">
          <draw:text-box>
            <text:p text:style-name="P12">.</text:p>
          </draw:text-box>
        </draw:frame>
        <draw:line draw:style-name="gr4" draw:text-style-name="P5" draw:layer="layout" svg:x1="4.883cm" svg:y1="9.768cm" svg:x2="4.444cm" svg:y2="9.768cm">
          <text:p/>
        </draw:line>
        <draw:frame draw:style-name="gr24" draw:text-style-name="P13" draw:layer="layout" svg:width="0.082cm" svg:height="0.302cm" svg:x="4.216cm" svg:y="9.988cm">
          <draw:text-box>
            <text:p text:style-name="P12">.</text:p>
          </draw:text-box>
        </draw:frame>
        <draw:line draw:style-name="gr4" draw:text-style-name="P5" draw:layer="layout" svg:x1="4.883cm" svg:y1="10.12cm" svg:x2="4.444cm" svg:y2="10.12cm">
          <text:p/>
        </draw:line>
        <draw:frame draw:style-name="gr24" draw:text-style-name="P13" draw:layer="layout" svg:width="0.082cm" svg:height="0.302cm" svg:x="4.216cm" svg:y="10.356cm">
          <draw:text-box>
            <text:p text:style-name="P12">.</text:p>
          </draw:text-box>
        </draw:frame>
        <draw:line draw:style-name="gr4" draw:text-style-name="P5" draw:layer="layout" svg:x1="4.883cm" svg:y1="10.489cm" svg:x2="4.444cm" svg:y2="10.489cm">
          <text:p/>
        </draw:line>
        <draw:frame draw:style-name="gr25" draw:text-style-name="P7" draw:layer="layout" svg:width="0.971cm" svg:height="0.302cm" draw:transform="rotate (1.5707963267949) translate (3.81cm 9.636cm)">
          <draw:text-box>
            <text:p text:style-name="P6">Cadena</text:p>
          </draw:text-box>
        </draw:frame>
        <draw:line draw:style-name="gr4" draw:text-style-name="P5" draw:layer="layout" svg:x1="5.538cm" svg:y1="9.22cm" svg:x2="6.42cm" svg:y2="9.22cm">
          <text:p/>
        </draw:line>
        <draw:polygon draw:style-name="gr7" draw:text-style-name="P8" draw:layer="layout" svg:width="0.178cm" svg:height="0.101cm" svg:x="6.267cm" svg:y="9.169cm" svg:viewBox="0 0 179 102" draw:points="51,51 0,102 179,51 0,0">
          <text:p/>
        </draw:polygon>
        <draw:polygon draw:style-name="gr8" draw:text-style-name="P9" draw:layer="layout" svg:width="0.178cm" svg:height="0.101cm" svg:x="6.267cm" svg:y="9.169cm" svg:viewBox="0 0 179 102" draw:points="51,51 0,102 179,51 0,0">
          <text:p/>
        </draw:polygon>
        <draw:line draw:style-name="gr4" draw:text-style-name="P5" draw:layer="layout" svg:x1="5.252cm" svg:y1="12.646cm" svg:x2="5.252cm" svg:y2="10.7cm">
          <text:p/>
        </draw:line>
        <draw:polygon draw:style-name="gr7" draw:text-style-name="P8" draw:layer="layout" svg:width="0.101cm" svg:height="0.178cm" svg:x="5.201cm" svg:y="10.675cm" svg:viewBox="0 0 102 179" draw:points="51,128 102,179 51,0 0,179">
          <text:p/>
        </draw:polygon>
        <draw:polygon draw:style-name="gr8" draw:text-style-name="P9" draw:layer="layout" svg:width="0.101cm" svg:height="0.178cm" svg:x="5.201cm" svg:y="10.675cm" svg:viewBox="0 0 102 179" draw:points="51,128 102,179 51,0 0,179">
          <text:p/>
        </draw:polygon>
        <draw:frame draw:style-name="gr5" draw:text-style-name="P7" draw:layer="layout" svg:width="0.163cm" svg:height="0.302cm" svg:x="5.906cm" svg:y="8.904cm">
          <draw:text-box>
            <text:p text:style-name="P6">8</text:p>
          </draw:text-box>
        </draw:frame>
        <draw:line draw:style-name="gr4" draw:text-style-name="P5" draw:layer="layout" svg:x1="5.141cm" svg:y1="11.657cm" svg:x2="5.374cm" svg:y2="11.424cm">
          <text:p/>
        </draw:line>
        <draw:frame draw:style-name="gr5" draw:text-style-name="P7" draw:layer="layout" svg:width="0.163cm" svg:height="0.302cm" svg:x="5.375cm" svg:y="11.463cm">
          <draw:text-box>
            <text:p text:style-name="P6">3</text:p>
          </draw:text-box>
        </draw:frame>
        <draw:polygon draw:style-name="gr1" draw:text-style-name="P1" draw:layer="layout" svg:width="4.302cm" svg:height="2.201cm" svg:x="8.683cm" svg:y="10.934cm" svg:viewBox="0 0 4303 2202" draw:points="0,0 4303,0 4303,2202 0,2202">
          <text:p/>
        </draw:polygon>
        <draw:polygon draw:style-name="gr26" draw:text-style-name="P2" draw:layer="layout" svg:width="4.302cm" svg:height="2.201cm" svg:x="8.683cm" svg:y="10.934cm" svg:viewBox="0 0 4303 2202" draw:points="0,0 4303,0 4303,2202 0,2202">
          <text:p/>
        </draw:polygon>
        <draw:polygon draw:style-name="gr1" draw:text-style-name="P1" draw:layer="layout" svg:width="2.867cm" svg:height="2.003cm" svg:x="8.588cm" svg:y="7.974cm" svg:viewBox="0 0 2868 2004" draw:points="0,0 2868,0 2868,2004 0,2004">
          <text:p/>
        </draw:polygon>
        <draw:polygon draw:style-name="gr27" draw:text-style-name="P2" draw:layer="layout" svg:width="2.867cm" svg:height="2.003cm" svg:x="8.588cm" svg:y="7.974cm" svg:viewBox="0 0 2868 2004" draw:points="0,0 2868,0 2868,2004 0,2004">
          <text:p/>
        </draw:polygon>
        <draw:polygon draw:style-name="gr2" draw:text-style-name="P2" draw:layer="layout" svg:width="0.123cm" svg:height="0.262cm" svg:x="8.594cm" svg:y="8.175cm" svg:viewBox="0 0 124 263" draw:points="124,134 0,0 0,263">
          <text:p/>
        </draw:polygon>
        <draw:frame draw:style-name="gr14" draw:text-style-name="P7" draw:layer="layout" svg:width="0.362cm" svg:height="0.302cm" svg:x="8.835cm" svg:y="8.133cm">
          <draw:text-box>
            <text:p text:style-name="P6">clk</text:p>
          </draw:text-box>
        </draw:frame>
        <draw:frame draw:style-name="gr18" draw:text-style-name="P7" draw:layer="layout" svg:width="0.502cm" svg:height="0.302cm" svg:x="8.736cm" svg:y="8.626cm">
          <draw:text-box>
            <text:p text:style-name="P6">rstn</text:p>
          </draw:text-box>
        </draw:frame>
        <draw:frame draw:style-name="gr28" draw:text-style-name="P7" draw:layer="layout" svg:width="0.599cm" svg:height="0.302cm" svg:x="8.771cm" svg:y="9.495cm">
          <draw:text-box>
            <text:p text:style-name="P6">start</text:p>
          </draw:text-box>
        </draw:frame>
        <draw:frame draw:style-name="gr29" draw:text-style-name="P7" draw:layer="layout" svg:width="0.578cm" svg:height="0.302cm" svg:x="8.736cm" svg:y="9.04cm">
          <draw:text-box>
            <text:p text:style-name="P6">data</text:p>
          </draw:text-box>
        </draw:frame>
        <draw:frame draw:style-name="gr30" draw:text-style-name="P7" draw:layer="layout" svg:width="0.256cm" svg:height="0.302cm" svg:x="11.072cm" svg:y="8.15cm">
          <draw:text-box>
            <text:p text:style-name="P6">tx</text:p>
          </draw:text-box>
        </draw:frame>
        <draw:frame draw:style-name="gr31" draw:text-style-name="P7" draw:layer="layout" svg:width="0.726cm" svg:height="0.302cm" svg:x="10.65cm" svg:y="9.5cm">
          <draw:text-box>
            <text:p text:style-name="P6">ready</text:p>
          </draw:text-box>
        </draw:frame>
        <draw:line draw:style-name="gr4" draw:text-style-name="P5" draw:layer="layout" svg:x1="7.17cm" svg:y1="9.22cm" svg:x2="8.522cm" svg:y2="9.22cm">
          <text:p/>
        </draw:line>
        <draw:polygon draw:style-name="gr7" draw:text-style-name="P8" draw:layer="layout" svg:width="0.178cm" svg:height="0.101cm" svg:x="8.369cm" svg:y="9.169cm" svg:viewBox="0 0 179 102" draw:points="51,51 0,102 179,51 0,0">
          <text:p/>
        </draw:polygon>
        <draw:polygon draw:style-name="gr8" draw:text-style-name="P9" draw:layer="layout" svg:width="0.178cm" svg:height="0.101cm" svg:x="8.369cm" svg:y="9.169cm" svg:viewBox="0 0 179 102" draw:points="51,51 0,102 179,51 0,0">
          <text:p/>
        </draw:polygon>
        <draw:frame draw:style-name="gr32" draw:text-style-name="P13" draw:layer="layout" svg:width="0.899cm" svg:height="0.302cm" svg:x="9.671cm" svg:y="8.074cm">
          <draw:text-box>
            <text:p text:style-name="P12">Uart-tx</text:p>
          </draw:text-box>
        </draw:frame>
        <draw:line draw:style-name="gr4" draw:text-style-name="P5" draw:layer="layout" svg:x1="7.388cm" svg:y1="9.342cm" svg:x2="7.62cm" svg:y2="9.109cm">
          <text:p/>
        </draw:line>
        <draw:frame draw:style-name="gr5" draw:text-style-name="P7" draw:layer="layout" svg:width="0.163cm" svg:height="0.302cm" svg:x="7.372cm" svg:y="8.904cm">
          <draw:text-box>
            <text:p text:style-name="P6">8</text:p>
          </draw:text-box>
        </draw:frame>
        <draw:polygon draw:style-name="gr1" draw:text-style-name="P1" draw:layer="layout" svg:width="0.583cm" svg:height="0.736cm" svg:x="12.377cm" svg:y="8.727cm" svg:viewBox="0 0 584 737" draw:points="0,0 584,0 584,737 0,737">
          <text:p/>
        </draw:polygon>
        <draw:polygon draw:style-name="gr12" draw:text-style-name="P2" draw:layer="layout" svg:width="0.583cm" svg:height="0.736cm" svg:x="12.377cm" svg:y="8.727cm" svg:viewBox="0 0 584 737" draw:points="0,0 584,0 584,737 0,737">
          <text:p/>
        </draw:polygon>
        <draw:polygon draw:style-name="gr2" draw:text-style-name="P2" draw:layer="layout" svg:width="0.262cm" svg:height="0.123cm" svg:x="12.535cm" svg:y="8.728cm" svg:viewBox="0 0 263 124" draw:points="129,124 263,0 0,0">
          <text:p/>
        </draw:polygon>
        <draw:frame draw:style-name="gr14" draw:text-style-name="P7" draw:layer="layout" svg:width="0.362cm" svg:height="0.302cm" svg:x="8.906cm" svg:y="11.551cm">
          <draw:text-box>
            <text:p text:style-name="P6">clk</text:p>
          </draw:text-box>
        </draw:frame>
        <draw:polygon draw:style-name="gr2" draw:text-style-name="P2" draw:layer="layout" svg:width="0.123cm" svg:height="0.261cm" svg:x="8.686cm" svg:y="11.589cm" svg:viewBox="0 0 124 262" draw:points="124,133 0,0 0,262">
          <text:p/>
        </draw:polygon>
        <draw:frame draw:style-name="gr18" draw:text-style-name="P7" draw:layer="layout" svg:width="0.502cm" svg:height="0.302cm" svg:x="8.751cm" svg:y="11.144cm">
          <draw:text-box>
            <text:p text:style-name="P6">rstn</text:p>
          </draw:text-box>
        </draw:frame>
        <draw:polyline draw:style-name="gr33" draw:text-style-name="P5" draw:layer="layout" svg:width="11.15cm" svg:height="5.732cm" svg:x="3.245cm" svg:y="7.108cm" svg:viewBox="0 0 11151 5733" draw:points="11151,0 0,0 0,5733 1099,5733">
          <text:p/>
        </draw:polyline>
        <draw:line draw:style-name="gr33" draw:text-style-name="P5" draw:layer="layout" svg:x1="6.806cm" svg:y1="7.108cm" svg:x2="6.806cm" svg:y2="8.418cm">
          <text:p/>
        </draw:line>
        <draw:polygon draw:style-name="gr34" draw:text-style-name="P10" draw:layer="layout" svg:width="0.101cm" svg:height="0.178cm" svg:x="6.755cm" svg:y="8.265cm" svg:viewBox="0 0 102 179" draw:points="51,51 0,0 51,179 102,0">
          <text:p/>
        </draw:polygon>
        <draw:polygon draw:style-name="gr35" draw:text-style-name="P11" draw:layer="layout" svg:width="0.101cm" svg:height="0.178cm" svg:x="6.755cm" svg:y="8.265cm" svg:viewBox="0 0 102 179" draw:points="51,51 0,0 51,179 102,0">
          <text:p/>
        </draw:polygon>
        <draw:polyline draw:style-name="gr33" draw:text-style-name="P5" draw:layer="layout" svg:width="0.56cm" svg:height="1.2cm" svg:x="7.963cm" svg:y="7.108cm" svg:viewBox="0 0 561 1201" draw:points="0,0 0,1201 561,1201">
          <text:p/>
        </draw:polyline>
        <draw:polygon draw:style-name="gr34" draw:text-style-name="P10" draw:layer="layout" svg:width="0.178cm" svg:height="0.101cm" svg:x="8.37cm" svg:y="8.258cm" svg:viewBox="0 0 179 102" draw:points="51,51 0,102 179,51 0,0">
          <text:p/>
        </draw:polygon>
        <draw:polygon draw:style-name="gr35" draw:text-style-name="P11" draw:layer="layout" svg:width="0.178cm" svg:height="0.101cm" svg:x="8.37cm" svg:y="8.258cm" svg:viewBox="0 0 179 102" draw:points="51,51 0,102 179,51 0,0">
          <text:p/>
        </draw:polygon>
        <draw:polyline draw:style-name="gr33" draw:text-style-name="P5" draw:layer="layout" svg:width="0.677cm" svg:height="3.413cm" svg:x="7.959cm" svg:y="8.302cm" svg:viewBox="0 0 678 3414" draw:points="0,0 0,3414 678,3414">
          <text:p/>
        </draw:polyline>
        <draw:polygon draw:style-name="gr34" draw:text-style-name="P10" draw:layer="layout" svg:width="0.178cm" svg:height="0.101cm" svg:x="8.484cm" svg:y="11.665cm" svg:viewBox="0 0 179 102" draw:points="51,51 0,102 179,51 0,0">
          <text:p/>
        </draw:polygon>
        <draw:polygon draw:style-name="gr35" draw:text-style-name="P11" draw:layer="layout" svg:width="0.178cm" svg:height="0.101cm" svg:x="8.484cm" svg:y="11.665cm" svg:viewBox="0 0 179 102" draw:points="51,51 0,102 179,51 0,0">
          <text:p/>
        </draw:polygon>
        <draw:path draw:style-name="gr34" draw:text-style-name="P10" draw:layer="layout" svg:width="0.105cm" svg:height="0.105cm" svg:x="7.908cm" svg:y="7.058cm" svg:viewBox="0 0 106 106" svg:d="M106 53c0-10-2-17-7-26s-12-15-20-20c-9-5-17-7-26-7-10 0-18 2-27 7s-14 11-19 20-7 16-7 26 2 18 7 27c5 8 10 14 19 19s17 7 27 7c9 0 17-2 26-7 8-5 15-11 20-19 5-9 7-17 7-27z">
          <text:p/>
        </draw:path>
        <draw:path draw:style-name="gr10" draw:text-style-name="P11" draw:layer="layout" svg:width="0.105cm" svg:height="0.105cm" svg:x="7.908cm" svg:y="7.058cm" svg:viewBox="0 0 106 106" svg:d="M106 53c0-10-2-17-7-26s-12-15-20-20c-9-5-17-7-26-7-10 0-18 2-27 7s-14 11-19 20-7 16-7 26 2 18 7 27c5 8 10 14 19 19s17 7 27 7c9 0 17-2 26-7 8-5 15-11 20-19 5-9 7-17 7-27z">
          <text:p/>
        </draw:path>
        <draw:path draw:style-name="gr34" draw:text-style-name="P10" draw:layer="layout" svg:width="0.105cm" svg:height="0.105cm" svg:x="6.752cm" svg:y="7.066cm" svg:viewBox="0 0 106 106" svg:d="M106 53c0-9-2-17-7-26s-11-15-19-20c-9-5-17-7-27-7s-17 2-26 7-15 11-20 20-7 16-7 26c0 9 2 18 7 27 5 8 11 14 20 19s16 7 26 7 18-2 27-7c8-5 14-11 19-19 5-9 7-17 7-27z">
          <text:p/>
        </draw:path>
        <draw:path draw:style-name="gr10" draw:text-style-name="P11" draw:layer="layout" svg:width="0.105cm" svg:height="0.105cm" svg:x="6.752cm" svg:y="7.066cm" svg:viewBox="0 0 106 106" svg:d="M106 53c0-9-2-17-7-26s-11-15-19-20c-9-5-17-7-27-7s-17 2-26 7-15 11-20 20-7 16-7 26c0 9 2 18 7 27 5 8 11 14 20 19s16 7 26 7 18-2 27-7c8-5 14-11 19-19 5-9 7-17 7-27z">
          <text:p/>
        </draw:path>
        <draw:polyline draw:style-name="gr36" draw:text-style-name="P5" draw:layer="layout" svg:width="6.979cm" svg:height="6.729cm" svg:x="2.864cm" svg:y="6.449cm" svg:viewBox="0 0 6980 6730" draw:points="6980,0 0,0 0,6730 1468,6730">
          <text:p/>
        </draw:polyline>
        <draw:polygon draw:style-name="gr37" draw:text-style-name="P16" draw:layer="layout" svg:width="0.178cm" svg:height="0.101cm" svg:x="4.179cm" svg:y="13.128cm" svg:viewBox="0 0 179 102" draw:points="51,51 0,102 179,51 0,0">
          <text:p/>
        </draw:polygon>
        <draw:polygon draw:style-name="gr38" draw:text-style-name="P17" draw:layer="layout" svg:width="0.178cm" svg:height="0.101cm" svg:x="4.179cm" svg:y="13.128cm" svg:viewBox="0 0 179 102" draw:points="51,51 0,102 179,51 0,0">
          <text:p/>
        </draw:polygon>
        <draw:polyline draw:style-name="gr36" draw:text-style-name="P5" draw:layer="layout" svg:width="0.359cm" svg:height="2.342cm" svg:x="8.178cm" svg:y="6.433cm" svg:viewBox="0 0 360 2343" draw:points="0,0 0,2343 360,2343">
          <text:p/>
        </draw:polyline>
        <draw:polygon draw:style-name="gr37" draw:text-style-name="P16" draw:layer="layout" svg:width="0.178cm" svg:height="0.101cm" svg:x="8.385cm" svg:y="8.725cm" svg:viewBox="0 0 179 102" draw:points="51,51 0,102 179,51 0,0">
          <text:p/>
        </draw:polygon>
        <draw:polygon draw:style-name="gr38" draw:text-style-name="P17" draw:layer="layout" svg:width="0.178cm" svg:height="0.101cm" svg:x="8.385cm" svg:y="8.725cm" svg:viewBox="0 0 179 102" draw:points="51,51 0,102 179,51 0,0">
          <text:p/>
        </draw:polygon>
        <draw:polyline draw:style-name="gr36" draw:text-style-name="P5" draw:layer="layout" svg:width="0.458cm" svg:height="2.561cm" svg:x="8.18cm" svg:y="8.754cm" svg:viewBox="0 0 459 2562" draw:points="0,0 0,2562 459,2562">
          <text:p/>
        </draw:polyline>
        <draw:polygon draw:style-name="gr37" draw:text-style-name="P16" draw:layer="layout" svg:width="0.178cm" svg:height="0.101cm" svg:x="8.485cm" svg:y="11.265cm" svg:viewBox="0 0 179 102" draw:points="51,51 0,102 179,51 0,0">
          <text:p/>
        </draw:polygon>
        <draw:polygon draw:style-name="gr38" draw:text-style-name="P17" draw:layer="layout" svg:width="0.178cm" svg:height="0.101cm" svg:x="8.485cm" svg:y="11.265cm" svg:viewBox="0 0 179 102" draw:points="51,51 0,102 179,51 0,0">
          <text:p/>
        </draw:polygon>
        <draw:path draw:style-name="gr37" draw:text-style-name="P16" draw:layer="layout" svg:width="0.105cm" svg:height="0.105cm" svg:x="8.122cm" svg:y="6.402cm" svg:viewBox="0 0 106 106" svg:d="M106 53c0-10-2-17-7-26s-11-15-19-20c-9-5-17-7-27-7s-17 2-26 7-15 11-20 20-7 16-7 26 2 18 7 27c5 8 11 14 20 19s16 7 26 7 18-2 27-7c8-5 14-11 19-19 5-9 7-17 7-27z">
          <text:p/>
        </draw:path>
        <draw:path draw:style-name="gr39" draw:text-style-name="P17" draw:layer="layout" svg:width="0.105cm" svg:height="0.105cm" svg:x="8.122cm" svg:y="6.402cm" svg:viewBox="0 0 106 106" svg:d="M106 53c0-10-2-17-7-26s-11-15-19-20c-9-5-17-7-27-7s-17 2-26 7-15 11-20 20-7 16-7 26 2 18 7 27c5 8 11 14 20 19s16 7 26 7 18-2 27-7c8-5 14-11 19-19 5-9 7-17 7-27z">
          <text:p/>
        </draw:path>
        <draw:path draw:style-name="gr37" draw:text-style-name="P16" draw:layer="layout" svg:width="0.105cm" svg:height="0.106cm" svg:x="8.127cm" svg:y="8.717cm" svg:viewBox="0 0 106 107" svg:d="M106 53c0-9-2-17-7-26s-10-15-19-20-17-7-27-7-17 2-26 7-15 11-20 20-7 16-7 26c0 9 2 19 7 27s11 14 20 19 16 8 26 8 18-4 27-8c8-5 14-11 19-19s7-17 7-27z">
          <text:p/>
        </draw:path>
        <draw:path draw:style-name="gr39" draw:text-style-name="P17" draw:layer="layout" svg:width="0.105cm" svg:height="0.106cm" svg:x="8.127cm" svg:y="8.717cm" svg:viewBox="0 0 106 107" svg:d="M106 53c0-9-2-17-7-26s-10-15-19-20-17-7-27-7-17 2-26 7-15 11-20 20-7 16-7 26c0 9 2 19 7 27s11 14 20 19 16 8 26 8 18-4 27-8c8-5 14-11 19-19s7-17 7-27z">
          <text:p/>
        </draw:path>
        <draw:polyline draw:style-name="gr4" draw:text-style-name="P5" draw:layer="layout" svg:width="0.302cm" svg:height="1.793cm" svg:x="12.069cm" svg:y="9.086cm" svg:viewBox="0 0 303 1794" draw:points="303,0 0,0 0,1794">
          <text:p/>
        </draw:polyline>
        <draw:polygon draw:style-name="gr7" draw:text-style-name="P8" draw:layer="layout" svg:width="0.102cm" svg:height="0.178cm" svg:x="12.017cm" svg:y="10.727cm" svg:viewBox="0 0 103 179" draw:points="52,51 0,0 52,179 103,0">
          <text:p/>
        </draw:polygon>
        <draw:polygon draw:style-name="gr8" draw:text-style-name="P9" draw:layer="layout" svg:width="0.102cm" svg:height="0.178cm" svg:x="12.017cm" svg:y="10.727cm" svg:viewBox="0 0 103 179" draw:points="52,51 0,0 52,179 103,0">
          <text:p/>
        </draw:polygon>
        <draw:polyline draw:style-name="gr4" draw:text-style-name="P5" draw:layer="layout" svg:width="0.248cm" svg:height="1.207cm" svg:x="11.456cm" svg:y="9.669cm" svg:viewBox="0 0 249 1208" draw:points="0,0 249,0 249,1208">
          <text:p/>
        </draw:polyline>
        <draw:polygon draw:style-name="gr7" draw:text-style-name="P8" draw:layer="layout" svg:width="0.101cm" svg:height="0.178cm" svg:x="11.654cm" svg:y="10.723cm" svg:viewBox="0 0 102 179" draw:points="51,51 0,0 51,179 102,0">
          <text:p/>
        </draw:polygon>
        <draw:polygon draw:style-name="gr8" draw:text-style-name="P9" draw:layer="layout" svg:width="0.101cm" svg:height="0.178cm" svg:x="11.654cm" svg:y="10.723cm" svg:viewBox="0 0 102 179" draw:points="51,51 0,0 51,179 102,0">
          <text:p/>
        </draw:polygon>
        <draw:line draw:style-name="gr4" draw:text-style-name="P5" draw:layer="layout" svg:x1="5.197cm" svg:y1="12.324cm" svg:x2="8.641cm" svg:y2="12.324cm">
          <text:p/>
        </draw:line>
        <draw:polygon draw:style-name="gr7" draw:text-style-name="P8" draw:layer="layout" svg:width="0.178cm" svg:height="0.102cm" svg:x="8.487cm" svg:y="12.272cm" svg:viewBox="0 0 179 103" draw:points="51,52 0,103 179,52 0,0">
          <text:p/>
        </draw:polygon>
        <draw:polygon draw:style-name="gr8" draw:text-style-name="P9" draw:layer="layout" svg:width="0.178cm" svg:height="0.102cm" svg:x="8.487cm" svg:y="12.272cm" svg:viewBox="0 0 179 103" draw:points="51,52 0,103 179,52 0,0">
          <text:p/>
        </draw:polygon>
        <draw:polyline draw:style-name="gr40" draw:text-style-name="P5" draw:layer="layout" svg:width="1.145cm" svg:height="2.43cm" svg:x="7.554cm" svg:y="9.632cm" svg:viewBox="0 0 1146 2431" draw:points="1146,2431 0,2431 0,0 997,0">
          <text:p/>
        </draw:polyline>
        <draw:polygon draw:style-name="gr41" draw:text-style-name="P18" draw:layer="layout" svg:width="0.178cm" svg:height="0.101cm" svg:x="8.398cm" svg:y="9.581cm" svg:viewBox="0 0 179 102" draw:points="51,51 0,102 179,51 0,0">
          <text:p/>
        </draw:polygon>
        <draw:polygon draw:style-name="gr42" draw:text-style-name="P19" draw:layer="layout" svg:width="0.178cm" svg:height="0.101cm" svg:x="8.398cm" svg:y="9.581cm" svg:viewBox="0 0 179 102" draw:points="51,51 0,102 179,51 0,0">
          <text:p/>
        </draw:polygon>
        <draw:frame draw:style-name="gr43" draw:text-style-name="P13" draw:layer="layout" svg:width="1.505cm" svg:height="0.302cm" svg:x="10.052cm" svg:y="11.88cm">
          <draw:text-box>
            <text:p text:style-name="P12">Controlador</text:p>
          </draw:text-box>
        </draw:frame>
        <draw:polygon draw:style-name="gr44" draw:text-style-name="P19" draw:layer="layout" svg:width="0.123cm" svg:height="0.261cm" svg:x="12.025cm" svg:y="6.312cm" svg:viewBox="0 0 124 262" draw:points="0,133 124,0 124,262">
          <text:p/>
        </draw:polygon>
        <draw:frame draw:style-name="gr45" draw:text-style-name="P13" draw:layer="layout" svg:width="1.539cm" svg:height="0.302cm" svg:x="10.09cm" svg:y="6.317cm">
          <draw:text-box>
            <text:p text:style-name="P12">Inicializador</text:p>
          </draw:text-box>
        </draw:frame>
        <draw:polyline draw:style-name="gr33" draw:text-style-name="P5" draw:layer="layout" svg:width="0.704cm" svg:height="0.661cm" svg:x="12.211cm" svg:y="6.444cm" svg:viewBox="0 0 705 662" draw:points="705,662 705,0 0,0">
          <text:p/>
        </draw:polyline>
        <draw:polygon draw:style-name="gr34" draw:text-style-name="P10" draw:layer="layout" svg:width="0.178cm" svg:height="0.101cm" svg:x="12.185cm" svg:y="6.393cm" svg:viewBox="0 0 179 102" draw:points="128,51 179,0 0,51 179,102">
          <text:p/>
        </draw:polygon>
        <draw:polygon draw:style-name="gr35" draw:text-style-name="P11" draw:layer="layout" svg:width="0.178cm" svg:height="0.101cm" svg:x="12.185cm" svg:y="6.393cm" svg:viewBox="0 0 179 102" draw:points="128,51 179,0 0,51 179,102">
          <text:p/>
        </draw:polygon>
        <draw:path draw:style-name="gr34" draw:text-style-name="P10" draw:layer="layout" svg:width="0.105cm" svg:height="0.105cm" svg:x="12.868cm" svg:y="7.064cm" svg:viewBox="0 0 106 106" svg:d="M106 53c0-10-2-18-7-27s-11-14-19-19c-9-5-17-7-27-7s-17 2-26 7-15 10-20 19-7 17-7 27c0 9 2 17 7 26 5 8 11 15 20 20 9 4 16 7 26 7s18-2 27-7 14-12 19-20c5-9 7-17 7-26z">
          <text:p/>
        </draw:path>
        <draw:path draw:style-name="gr10" draw:text-style-name="P11" draw:layer="layout" svg:width="0.105cm" svg:height="0.105cm" svg:x="12.868cm" svg:y="7.064cm" svg:viewBox="0 0 106 106" svg:d="M106 53c0-10-2-18-7-27s-11-14-19-19c-9-5-17-7-27-7s-17 2-26 7-15 10-20 19-7 17-7 27c0 9 2 17 7 26 5 8 11 15 20 20 9 4 16 7 26 7s18-2 27-7 14-12 19-20c5-9 7-17 7-26z">
          <text:p/>
        </draw:path>
        <draw:line draw:style-name="gr33" draw:text-style-name="P5" draw:layer="layout" svg:x1="12.656cm" svg:y1="7.108cm" svg:x2="12.656cm" svg:y2="8.694cm">
          <text:p/>
        </draw:line>
        <draw:polygon draw:style-name="gr34" draw:text-style-name="P10" draw:layer="layout" svg:width="0.102cm" svg:height="0.178cm" svg:x="12.604cm" svg:y="8.541cm" svg:viewBox="0 0 103 179" draw:points="52,51 0,0 52,179 103,0">
          <text:p/>
        </draw:polygon>
        <draw:polygon draw:style-name="gr35" draw:text-style-name="P11" draw:layer="layout" svg:width="0.102cm" svg:height="0.178cm" svg:x="12.604cm" svg:y="8.541cm" svg:viewBox="0 0 103 179" draw:points="52,51 0,0 52,179 103,0">
          <text:p/>
        </draw:polygon>
        <draw:path draw:style-name="gr34" draw:text-style-name="P10" draw:layer="layout" svg:width="0.105cm" svg:height="0.105cm" svg:x="12.6cm" svg:y="7.064cm" svg:viewBox="0 0 106 106" svg:d="M106 53c0-10-2-18-7-27s-12-14-20-19c-9-5-17-7-26-7-10 0-18 2-27 7s-14 10-19 19-7 17-7 27c0 9 2 17 7 26 5 8 10 15 19 20s17 7 27 7c9 0 17-3 26-7 8-5 15-12 20-20 5-9 7-17 7-26z">
          <text:p/>
        </draw:path>
        <draw:path draw:style-name="gr10" draw:text-style-name="P11" draw:layer="layout" svg:width="0.105cm" svg:height="0.105cm" svg:x="12.6cm" svg:y="7.064cm" svg:viewBox="0 0 106 106" svg:d="M106 53c0-10-2-18-7-27s-12-14-20-19c-9-5-17-7-26-7-10 0-18 2-27 7s-14 10-19 19-7 17-7 27c0 9 2 17 7 26 5 8 10 15 19 20s17 7 27 7c9 0 17-3 26-7 8-5 15-12 20-20 5-9 7-17 7-26z">
          <text:p/>
        </draw:path>
        <draw:frame draw:style-name="gr28" draw:text-style-name="P7" draw:layer="layout" svg:width="0.599cm" svg:height="0.302cm" svg:x="8.775cm" svg:y="11.889cm">
          <draw:text-box>
            <text:p text:style-name="P6">start</text:p>
          </draw:text-box>
        </draw:frame>
        <draw:frame draw:style-name="gr46" draw:text-style-name="P7" draw:layer="layout" svg:width="0.616cm" svg:height="0.302cm" svg:x="8.775cm" svg:y="12.571cm">
          <draw:text-box>
            <text:p text:style-name="P6">cena</text:p>
          </draw:text-box>
        </draw:frame>
        <draw:path draw:style-name="gr47" draw:text-style-name="P8" draw:layer="layout" svg:width="0.105cm" svg:height="0.105cm" svg:x="5.207cm" svg:y="12.254cm" svg:viewBox="0 0 106 106" svg:d="M106 53c0-10-2-18-7-27s-11-14-19-19c-9-5-17-7-27-7s-17 2-26 7-15 10-20 19-7 17-7 27 2 17 7 26c5 8 11 15 20 20s16 7 26 7 18-2 27-7c8-5 14-12 19-20 5-9 7-16 7-26z">
          <text:p/>
        </draw:path>
        <draw:path draw:style-name="gr48" draw:text-style-name="P9" draw:layer="layout" svg:width="0.105cm" svg:height="0.105cm" svg:x="5.207cm" svg:y="12.254cm" svg:viewBox="0 0 106 106" svg:d="M106 53c0-10-2-18-7-27s-11-14-19-19c-9-5-17-7-27-7s-17 2-26 7-15 10-20 19-7 17-7 27 2 17 7 26c5 8 11 15 20 20s16 7 26 7 18-2 27-7c8-5 14-12 19-20 5-9 7-16 7-26z">
          <text:p/>
        </draw:path>
        <draw:line draw:style-name="gr4" draw:text-style-name="P5" draw:layer="layout" svg:x1="7.332cm" svg:y1="12.446cm" svg:x2="7.564cm" svg:y2="12.214cm">
          <text:p/>
        </draw:line>
        <draw:frame draw:style-name="gr5" draw:text-style-name="P7" draw:layer="layout" svg:width="0.163cm" svg:height="0.302cm" svg:x="7.271cm" svg:y="12cm">
          <draw:text-box>
            <text:p text:style-name="P6">3</text:p>
          </draw:text-box>
        </draw:frame>
        <draw:polyline draw:style-name="gr40" draw:text-style-name="P5" draw:layer="layout" svg:width="1.489cm" svg:height="0.451cm" svg:x="7.194cm" svg:y="12.739cm" svg:viewBox="0 0 1490 452" draw:points="1490,0 784,0 780,452 0,452">
          <text:p/>
        </draw:polyline>
        <draw:polygon draw:style-name="gr41" draw:text-style-name="P18" draw:layer="layout" svg:width="0.178cm" svg:height="0.101cm" svg:x="7.169cm" svg:y="13.14cm" svg:viewBox="0 0 179 102" draw:points="127,51 179,0 0,51 179,102">
          <text:p/>
        </draw:polygon>
        <draw:polygon draw:style-name="gr42" draw:text-style-name="P19" draw:layer="layout" svg:width="0.178cm" svg:height="0.101cm" svg:x="7.169cm" svg:y="13.14cm" svg:viewBox="0 0 179 102" draw:points="127,51 179,0 0,51 179,102">
          <text:p/>
        </draw:polygon>
        <draw:frame draw:style-name="gr31" draw:text-style-name="P7" draw:layer="layout" svg:width="0.726cm" svg:height="0.302cm" svg:x="11.15cm" svg:y="10.992cm">
          <draw:text-box>
            <text:p text:style-name="P6">ready</text:p>
          </draw:text-box>
        </draw:frame>
        <draw:polyline draw:style-name="gr4" draw:text-style-name="P5" draw:layer="layout" svg:width="1.017cm" svg:height="0.409cm" svg:x="18.677cm" svg:y="6.957cm" svg:viewBox="0 0 1018 410" draw:points="0,410 0,11 287,11 287,377 564,377 564,0 808,0 808,388 1018,388">
          <text:p/>
        </draw:polyline>
        <draw:polygon draw:style-name="gr44" draw:text-style-name="P19" draw:layer="layout" svg:width="1.394cm" svg:height="0.807cm" svg:x="18.444cm" svg:y="6.758cm" svg:viewBox="0 0 1395 808" draw:points="0,0 1395,0 1395,808 0,808">
          <text:p/>
        </draw:polygon>
        <draw:line draw:style-name="gr33" draw:text-style-name="P5" draw:layer="layout" svg:x1="18.437cm" svg:y1="7.115cm" svg:x2="17.312cm" svg:y2="7.115cm">
          <text:p/>
        </draw:line>
        <draw:path draw:style-name="gr34" draw:text-style-name="P10" draw:layer="layout" svg:width="0.166cm" svg:height="0.122cm" svg:x="17.278cm" svg:y="7.054cm" svg:viewBox="0 0 167 123" svg:d="M167 123l-167-62 167-61c-26 36-26 86 0 123z">
          <text:p/>
        </draw:path>
        <draw:path draw:style-name="gr49" draw:text-style-name="P11" draw:layer="layout" svg:width="0.166cm" svg:height="0.122cm" svg:x="17.278cm" svg:y="7.054cm" svg:viewBox="0 0 167 123" svg:d="M167 123l-167-62 167-61c-26 36-26 86 0 123z">
          <text:p/>
        </draw:path>
        <draw:frame draw:style-name="gr50" draw:text-style-name="P7" draw:layer="layout" svg:width="1.573cm" svg:height="0.302cm" svg:x="18.366cm" svg:y="6.234cm">
          <draw:text-box>
            <text:p text:style-name="P6">Reloj 12MHz</text:p>
          </draw:text-box>
        </draw:frame>
        <draw:line draw:style-name="gr51" draw:text-style-name="P5" draw:layer="layout" svg:x1="16.805cm" svg:y1="7.115cm" svg:x2="14.636cm" svg:y2="7.115cm">
          <text:p/>
        </draw:line>
        <draw:path draw:style-name="gr34" draw:text-style-name="P10" draw:layer="layout" svg:width="0.149cm" svg:height="0.109cm" svg:x="14.606cm" svg:y="7.06cm" svg:viewBox="0 0 150 110" svg:d="M150 110l-150-55 150-55c-24 33-24 77 0 110z">
          <text:p/>
        </draw:path>
        <draw:path draw:style-name="gr52" draw:text-style-name="P11" draw:layer="layout" svg:width="0.149cm" svg:height="0.109cm" svg:x="14.606cm" svg:y="7.06cm" svg:viewBox="0 0 150 110" svg:d="M150 110l-150-55 150-55c-24 33-24 77 0 110z">
          <text:p/>
        </draw:path>
        <draw:polygon draw:style-name="gr11" draw:text-style-name="P1" draw:layer="layout" svg:width="0.465cm" svg:height="0.385cm" svg:x="16.812cm" svg:y="6.909cm" svg:viewBox="0 0 466 386" draw:points="0,0 466,0 466,386 0,386">
          <text:p/>
        </draw:polygon>
        <draw:polygon draw:style-name="gr27" draw:text-style-name="P2" draw:layer="layout" svg:width="0.465cm" svg:height="0.385cm" svg:x="16.812cm" svg:y="6.909cm" svg:viewBox="0 0 466 386" draw:points="0,0 466,0 466,386 0,386">
          <text:p/>
        </draw:polygon>
        <draw:frame draw:style-name="gr53" draw:text-style-name="P7" draw:layer="layout" svg:width="0.324cm" svg:height="0.302cm" svg:x="16.893cm" svg:y="6.955cm">
          <draw:text-box>
            <text:p text:style-name="P6">21</text:p>
          </draw:text-box>
        </draw:frame>
        <draw:polygon draw:style-name="gr1" draw:text-style-name="P1" draw:layer="layout" svg:width="0.465cm" svg:height="0.385cm" svg:x="16.802cm" svg:y="8.11cm" svg:viewBox="0 0 466 386" draw:points="0,0 466,0 466,386 0,386">
          <text:p/>
        </draw:polygon>
        <draw:polygon draw:style-name="gr27" draw:text-style-name="P2" draw:layer="layout" svg:width="0.465cm" svg:height="0.385cm" svg:x="16.802cm" svg:y="8.11cm" svg:viewBox="0 0 466 386" draw:points="0,0 466,0 466,386 0,386">
          <text:p/>
        </draw:polygon>
        <draw:frame draw:style-name="gr5" draw:text-style-name="P7" draw:layer="layout" svg:width="0.163cm" svg:height="0.302cm" svg:x="16.96cm" svg:y="8.156cm">
          <draw:text-box>
            <text:p text:style-name="P6">8</text:p>
          </draw:text-box>
        </draw:frame>
        <draw:line draw:style-name="gr4" draw:text-style-name="P5" draw:layer="layout" svg:x1="17.272cm" svg:y1="8.312cm" svg:x2="19.083cm" svg:y2="8.312cm">
          <text:p/>
        </draw:line>
        <draw:polygon draw:style-name="gr7" draw:text-style-name="P8" draw:layer="layout" svg:width="0.178cm" svg:height="0.102cm" svg:x="18.93cm" svg:y="8.261cm" svg:viewBox="0 0 179 103" draw:points="51,51 0,103 179,51 0,0">
          <text:p/>
        </draw:polygon>
        <draw:polygon draw:style-name="gr8" draw:text-style-name="P9" draw:layer="layout" svg:width="0.178cm" svg:height="0.102cm" svg:x="18.93cm" svg:y="8.261cm" svg:viewBox="0 0 179 103" draw:points="51,51 0,103 179,51 0,0">
          <text:p/>
        </draw:polygon>
        <draw:frame draw:style-name="gr6" draw:text-style-name="P7" draw:layer="layout" svg:width="0.311cm" svg:height="0.302cm" svg:x="17.426cm" svg:y="7.819cm">
          <draw:text-box>
            <text:p text:style-name="P6">Tx</text:p>
          </draw:text-box>
        </draw:frame>
        <draw:line draw:style-name="gr54" draw:text-style-name="P5" draw:layer="layout" svg:x1="14.583cm" svg:y1="8.301cm" svg:x2="16.742cm" svg:y2="8.301cm">
          <text:p/>
        </draw:line>
        <draw:polygon draw:style-name="gr7" draw:text-style-name="P8" draw:layer="layout" svg:width="0.172cm" svg:height="0.097cm" svg:x="16.594cm" svg:y="8.252cm" svg:viewBox="0 0 173 98" draw:points="49,49 0,98 173,49 0,0">
          <text:p/>
        </draw:polygon>
        <draw:polygon draw:style-name="gr55" draw:text-style-name="P9" draw:layer="layout" svg:width="0.172cm" svg:height="0.097cm" svg:x="16.594cm" svg:y="8.252cm" svg:viewBox="0 0 173 98" draw:points="49,49 0,98 173,49 0,0">
          <text:p/>
        </draw:polygon>
        <draw:frame draw:style-name="gr14" draw:text-style-name="P7" draw:layer="layout" svg:width="0.362cm" svg:height="0.302cm" svg:x="17.482cm" svg:y="6.612cm">
          <draw:text-box>
            <text:p text:style-name="P6">clk</text:p>
          </draw:text-box>
        </draw:frame>
        <draw:frame draw:style-name="gr56" draw:text-style-name="P4" draw:layer="layout" svg:width="1.151cm" svg:height="0.45cm" svg:x="2.604cm" svg:y="4.204cm">
          <draw:text-box>
            <text:p text:style-name="P3">FPGA</text:p>
          </draw:text-box>
        </draw:frame>
        <draw:frame draw:style-name="gr57" draw:text-style-name="P7" draw:layer="layout" svg:width="1.077cm" svg:height="0.302cm" svg:x="12.15cm" svg:y="10.055cm">
          <draw:text-box>
            <text:p text:style-name="P6">transmit</text:p>
          </draw:text-box>
        </draw:frame>
        <draw:frame draw:style-name="gr58" draw:text-style-name="P7" draw:layer="layout" svg:width="1.251cm" svg:height="0.302cm" svg:x="5.548cm" svg:y="11.977cm">
          <draw:text-box>
            <text:p text:style-name="P6">car_count</text:p>
          </draw:text-box>
        </draw:frame>
        <draw:polygon draw:style-name="gr1" draw:text-style-name="P1" draw:layer="layout" svg:width="4.195cm" svg:height="1.184cm" svg:x="8.772cm" svg:y="13.793cm" svg:viewBox="0 0 4196 1185" draw:points="0,0 4196,0 4196,1185 0,1185">
          <text:p/>
        </draw:polygon>
        <draw:polygon draw:style-name="gr59" draw:text-style-name="P2" draw:layer="layout" svg:width="4.295cm" svg:height="1.184cm" svg:x="8.772cm" svg:y="13.793cm" svg:viewBox="0 0 4296 1185" draw:points="0,0 4296,0 4296,1185 0,1185">
          <text:p/>
        </draw:polygon>
        <draw:frame draw:style-name="gr14" draw:text-style-name="P7" draw:layer="layout" svg:width="0.362cm" svg:height="0.302cm" svg:x="8.994cm" svg:y="13.88cm">
          <draw:text-box>
            <text:p text:style-name="P6">clk</text:p>
          </draw:text-box>
        </draw:frame>
        <draw:polygon draw:style-name="gr2" draw:text-style-name="P2" draw:layer="layout" svg:width="0.123cm" svg:height="0.261cm" svg:x="8.774cm" svg:y="13.923cm" svg:viewBox="0 0 124 262" draw:points="124,133 0,0 0,262">
          <text:p/>
        </draw:polygon>
        <draw:frame draw:style-name="gr18" draw:text-style-name="P7" draw:layer="layout" svg:width="0.502cm" svg:height="0.302cm" svg:x="8.883cm" svg:y="14.231cm">
          <draw:text-box>
            <text:p text:style-name="P6">rstn</text:p>
          </draw:text-box>
        </draw:frame>
        <draw:frame draw:style-name="gr60" draw:text-style-name="P7" draw:layer="layout" svg:width="0.908cm" svg:height="0.302cm" svg:x="12.105cm" svg:y="14.226cm">
          <draw:text-box>
            <text:p text:style-name="P6">clk_out</text:p>
          </draw:text-box>
        </draw:frame>
        <draw:frame draw:style-name="gr61" draw:text-style-name="P13" draw:layer="layout" svg:width="1.28cm" svg:height="0.302cm" svg:x="10.17cm" svg:y="14.073cm">
          <draw:text-box>
            <text:p text:style-name="P12">Divisor P1</text:p>
          </draw:text-box>
        </draw:frame>
        <draw:frame draw:style-name="gr62" draw:text-style-name="P13" draw:layer="layout" svg:width="0.693cm" svg:height="0.302cm" svg:x="10.476cm" svg:y="14.536cm">
          <draw:text-box>
            <text:p text:style-name="P12">1 seg</text:p>
          </draw:text-box>
        </draw:frame>
        <draw:polyline draw:style-name="gr33" draw:text-style-name="P5" draw:layer="layout" svg:width="5.423cm" svg:height="1.206cm" svg:x="3.235cm" svg:y="12.85cm" svg:viewBox="0 0 5424 1207" draw:points="0,0 0,1207 5424,1207">
          <text:p/>
        </draw:polyline>
        <draw:path draw:style-name="gr34" draw:text-style-name="P10" draw:layer="layout" svg:width="0.105cm" svg:height="0.105cm" svg:x="3.196cm" svg:y="12.793cm" svg:viewBox="0 0 106 106" svg:d="M106 53c0-9-2-17-7-26s-12-15-20-20c-9-5-17-7-26-7-10 0-18 2-27 7s-14 11-19 20-7 16-7 26c0 9 2 18 7 27 5 8 10 14 19 19s17 7 27 7c9 0 17-2 26-7 8-5 15-11 20-19 5-9 7-17 7-27z">
          <text:p/>
        </draw:path>
        <draw:path draw:style-name="gr10" draw:text-style-name="P11" draw:layer="layout" svg:width="0.105cm" svg:height="0.105cm" svg:x="3.196cm" svg:y="12.793cm" svg:viewBox="0 0 106 106" svg:d="M106 53c0-9-2-17-7-26s-12-15-20-20c-9-5-17-7-26-7-10 0-18 2-27 7s-14 11-19 20-7 16-7 26c0 9 2 18 7 27 5 8 10 14 19 19s17 7 27 7c9 0 17-2 26-7 8-5 15-11 20-19 5-9 7-17 7-27z">
          <text:p/>
        </draw:path>
        <draw:polyline draw:style-name="gr36" draw:text-style-name="P5" draw:layer="layout" svg:width="5.817cm" svg:height="1.221cm" svg:x="2.861cm" svg:y="13.172cm" svg:viewBox="0 0 5818 1222" draw:points="0,0 0,1222 5818,1222">
          <text:p/>
        </draw:polyline>
        <draw:path draw:style-name="gr37" draw:text-style-name="P16" draw:layer="layout" svg:width="0.105cm" svg:height="0.105cm" svg:x="2.813cm" svg:y="13.126cm" svg:viewBox="0 0 106 106" svg:d="M106 53c0-10-2-17-7-26s-12-15-20-20c-9-5-17-7-26-7-10 0-18 2-27 7s-14 11-19 20-7 16-7 26 2 18 7 27c5 8 10 14 19 19s17 7 27 7c9 0 17-2 26-7 8-5 15-11 20-19 5-9 7-17 7-27z">
          <text:p/>
        </draw:path>
        <draw:path draw:style-name="gr39" draw:text-style-name="P17" draw:layer="layout" svg:width="0.105cm" svg:height="0.105cm" svg:x="2.813cm" svg:y="13.126cm" svg:viewBox="0 0 106 106" svg:d="M106 53c0-10-2-17-7-26s-12-15-20-20c-9-5-17-7-26-7-10 0-18 2-27 7s-14 11-19 20-7 16-7 26 2 18 7 27c5 8 10 14 19 19s17 7 27 7c9 0 17-2 26-7 8-5 15-11 20-19 5-9 7-17 7-27z">
          <text:p/>
        </draw:path>
        <draw:polyline draw:style-name="gr4" draw:text-style-name="P5" draw:layer="layout" svg:width="0.528cm" svg:height="5.311cm" svg:x="13.058cm" svg:y="9.079cm" svg:viewBox="0 0 529 5312" draw:points="8,5312 529,5312 529,0 0,0">
          <text:p/>
        </draw:polyline>
        <draw:polygon draw:style-name="gr63" draw:text-style-name="P10" draw:layer="layout" svg:width="0.206cm" svg:height="0.14cm" svg:x="8.554cm" svg:y="13.985cm" svg:viewBox="0 0 207 141" draw:points="59,70 0,141 207,70 0,0">
          <text:p/>
        </draw:polygon>
        <draw:polygon draw:style-name="gr63" draw:text-style-name="P10" draw:layer="layout" svg:width="0.205cm" svg:height="0.123cm" svg:x="4.184cm" svg:y="12.777cm" svg:viewBox="0 0 206 124" draw:points="59,62 0,124 206,62 0,0">
          <text:p/>
        </draw:polygon>
        <draw:polygon draw:style-name="gr7" draw:text-style-name="P8" draw:layer="layout" svg:width="0.213cm" svg:height="0.148cm" svg:x="12.966cm" svg:y="9.008cm" svg:viewBox="0 0 214 149" draw:points="153,74 214,0 0,74 214,149">
          <text:p/>
        </draw:polygon>
        <draw:polygon draw:style-name="gr37" draw:text-style-name="P16" draw:layer="layout" svg:width="0.274cm" svg:height="0.165cm" svg:x="8.477cm" svg:y="14.314cm" svg:viewBox="0 0 275 166" draw:points="78,83 0,166 275,83 0,0">
          <text:p/>
        </draw:polygon>
        <draw:polygon draw:style-name="gr2" draw:text-style-name="P2" draw:layer="layout" svg:width="15.113cm" svg:height="12.442cm" svg:x="1.694cm" svg:y="3.677cm" svg:viewBox="0 0 15114 12443" draw:points="0,0 15114,0 15114,12443 0,12443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ans-serif" svg:font-family="sans-serif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03T12:16:33.531292199</meta:creation-date>
    <dc:date>2015-10-03T12:33:39.511301102</dc:date>
    <meta:editing-duration>PT17M3S</meta:editing-duration>
    <meta:editing-cycles>7</meta:editing-cycles>
    <meta:generator>LibreOffice/4.4.2.2$Linux_X86_64 LibreOffice_project/40m0$Build-2</meta:generator>
    <meta:document-statistic meta:object-count="194"/>
  </office:meta>
</office:document-meta>
</file>